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honburi" svg:font-family="Thonburi"/>
    <style:font-face style:name="TH SarabunPSK" svg:font-family="'TH SarabunPSK'" style:font-adornments="Regular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905cm" style:rel-column-width="7344*"/>
    </style:style>
    <style:style style:name="Table1.B" style:family="table-column">
      <style:table-column-properties style:column-width="15.094cm" style:rel-column-width="58191*"/>
    </style:style>
    <style:style style:name="Table1.A1" style:family="table-cell">
      <style:table-cell-properties fo:padding="0cm" fo:border="none"/>
    </style:style>
    <style:style style:name="P1" style:family="paragraph" style:parent-style-name="Text_20_body" style:list-style-name="L6"/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ม. ... ชาติพันธุ์นิพนธ์อินเทอร์เน็ต (ภาค 2/2552)</text:h>
      <text:h text:style-name="Heading_20_2" text:outline-level="2">ลักษณะวิชาโดยสังเขป</text:h>
      <text:p text:style-name="Text_20_body">ศึกษาแนวทฤษฎี วิธีวิทยา และชาติพันธุ์นิพธ์ ที่นักมานุษยวิทยาใชศึกษาวิเคราะหวัฒนธรรมออนไลน์ อินเทอร์เน็ต และที่เกี่ยวข้อง เช่น สังคมสารสนเทศ ชีวิตประจำวันในยุคดิจิทัล</text:p>
      <text:h text:style-name="Heading_20_2" text:outline-level="2">หัวขอและวันบรรยาย-สัมมนา </text:h>
      <text:h text:style-name="Heading_20_3" text:outline-level="3">1. อะไรคือการศึกษา cyberculture - fields, disciplines</text:h>
      <text:list xml:id="list6712537017685259183" text:style-name="L1">
        <text:list-item>
          <text:p text:style-name="P2">Escobar, Arturo. 1994. “Welcome to Cyberia: Notes on the Anthropolgy of Cyberculture”. Current Anthropology 35: 211-231. </text:p>
        </text:list-item>
        <text:list-item>
          <text:p text:style-name="P2">Cavanagh, Allison. 2007. Sociology in the age of the internet. Maidenhead: McGraw Hill/Open University Press. (มีรีวิว metaphor ต่าง ๆ ในการมองและศึกษาอินเทอร์เน็ต) [ห้องสมุดวารสาร]</text:p>
        </text:list-item>
        <text:list-item>
          <text:p text:style-name="P2">Jones, Steve. 2006. “Dreams of Fields: Possible Trajectories of Internet Studies”. CCS. pp. Ix-xvii.</text:p>
        </text:list-item>
        <text:list-item>
          <text:p text:style-name="P2">Silver, David. 2006. “Introduction: Where is Internet Studies?”. CCS. pp. 1-14.</text:p>
        </text:list-item>
        <text:list-item>
          <text:p text:style-name="P2">Sterne, Jonathan. 2006. “The Historiography of Cyberculture”. CCS. pp. 17-28.</text:p>
        </text:list-item>
        <text:list-item>
          <text:p text:style-name="P2">Wark, McKenzie. 2006. “Cyberculture Studies: An Antidisciplinary Approach (version 3.0)”. CCS. pp. 68-75.</text:p>
        </text:list-item>
        <text:list-item>
          <text:p text:style-name="P2">Mallapragada, Madhavi. 2006. “An Interdisciplinary Approach to the Study of Cybercultures”. CCS. pp. 194-204.</text:p>
        </text:list-item>
      </text:list>
      <text:h text:style-name="Heading_20_3" text:outline-level="3">2. สังคมสารสนเทศ</text:h>
      <text:list xml:id="list2292345799417715011" text:style-name="L2">
        <text:list-item>
          <text:p text:style-name="P3">Garnham, Nicholas. 1998. “Information Society Theory as Ideology”. ISR. pp. 165-183.</text:p>
        </text:list-item>
        <text:list-item>
          <text:p text:style-name="P3">Sandvig, Christian. 2006. “The Structural Problems of the Internet for Cultural Policy”. CCS. pp.107-118.</text:p>
        </text:list-item>
        <text:list-item>
          <text:p text:style-name="P3">Webster, Frank. 2004. “The Information Society”. ISR. pp. 9-12.</text:p>
        </text:list-item>
        <text:list-item>
          <text:p text:style-name="P3">Masuda, Yoneji. 1990. “Image of the Future Information Society”. ISR. pp. 15-20.</text:p>
        </text:list-item>
        <text:list-item>
          <text:p text:style-name="P3">Robins, Kevin, and Frank Webster. 1999. “The Long History of the Information Revolution”. ISR. pp. 62-80.</text:p>
        </text:list-item>
        <text:list-item>
          <text:p text:style-name="P3">Dyson, Esther., George Gilder, George Keyworth, and Alvin Toffler. 1996. “Cyberspace and the American Dream”. ISR. pp. 31-41.</text:p>
        </text:list-item>
        <text:list-item>
          <text:p text:style-name="P3">Winner, Langdon. 1996. “Who will we be in Cyberspace?”. ISR. pp. 45-54.</text:p>
        </text:list-item>
      </text:list>
      <text:h text:style-name="Heading_20_3" text:outline-level="3">3. Virtualities</text:h>
      <text:list xml:id="list8264465033064709122" text:style-name="L3">
        <text:list-item>
          <text:p text:style-name="P4">Poster, Mark. 1995. “The Mode of Information and Postmodernity”. ISR. pp. 398-410.</text:p>
        </text:list-item>
        <text:list-item>
          <text:p text:style-name="P4">Poster, Mark. 2001. “Theorizing the Virtual: Baudrillard and Derrida”. WMI. pp. 129-147.</text:p>
        </text:list-item>
        <text:list-item>
          <text:p text:style-name="P4">Wilbur, Shawn P. 1997. “An Archaeology of Cyberspaces: Virtuality, Community, Identity”. Internet Culture, David Porter (ed.). New York: Routledge. [หอสมุดปรีดี]</text:p>
        </text:list-item>
        <text:list-item>
          <text:p text:style-name="P4"><text:soft-page-break/>Miller, Daniel. 2003. “The Virtual Moment”. Journal of the Royal Anthropological Institute 9: 57-75. http://www.ucl.ac.uk/anthropology/staff/d_miller/mil-4</text:p>
        </text:list-item>
        <text:list-item>
          <text:p text:style-name="P4">Miller, Daniel. 2003. “Could the Internet de-fetishise the commodity?”. Environment and Planning D Society and Space. 21: (3) 359-372. http://www.ucl.ac.uk/anthropology/staff/d_miller/mil-5</text:p>
        </text:list-item>
        <text:list-item>
          <text:p text:style-name="P4">Levy, Pierre. 1998. Becoming Virtual: Reality in the Digital Age. New York: Basic Books.</text:p>
        </text:list-item>
      </text:list>
      <text:h text:style-name="Heading_20_3" text:outline-level="3">4. วิธีวิทยา: แบบชาติพันธุ์นิพนธ์</text:h>
      <text:list xml:id="list2615000364380996624" text:style-name="L4">
        <text:list-item>
          <text:p text:style-name="P5">Miller, Danny, and Don Slater. 2000. The Internet: An Ethnographic Approach. Oxford: Berg. [วารสาร]</text:p>
        </text:list-item>
        <text:list-item>
          <text:p text:style-name="P5">Ignacio, Emily Noelle. 2006. “E-scaping Boundaries: Bridging Cyberspace and Diaspora Studies through Nethnography”. CCS. pp. 181-193.</text:p>
        </text:list-item>
        <text:list-item>
          <text:p text:style-name="P5">Rybas, Natalia., and Radhika Gajjala. 2007. “Developing Cyberethnographic Research Methods <text:s/>for Understanding Digitally Mediated Identities”. Forum: Qualitative Social Research, 8 (3): Art. 35. http://www.qualitative-research.net/index.php/fqs/article/view/282/</text:p>
        </text:list-item>
        <text:list-item>
          <text:p text:style-name="P5">Mackay, Hugh. 2005. “New Connections, Familiar Settings: Issue in the Ethnographic Study of New Media Use at Home”. VM. pp. 129-140.</text:p>
        </text:list-item>
        <text:list-item>
          <text:p text:style-name="P5">Joinson, Adam N. 2005. “Internet Behaviour and the Design of Virtual Methods”. VM. pp. 21-34.</text:p>
        </text:list-item>
        <text:list-item>
          <text:p text:style-name="P5">Kivits, Joelle. 2005. “Online Interviewing and the Research Relationship”. VM. pp. 35-49.</text:p>
        </text:list-item>
      </text:list>
      <text:h text:style-name="Heading_20_3" text:outline-level="3">5. วิธีวิทยา: แบบอื่น ๆ</text:h>
      <text:list xml:id="list9026542697939449280" text:style-name="L5">
        <text:list-item>
          <text:p text:style-name="P6">Hine, Christine. 2005. “Virtual Methods and the Sociology of Cyber-Social-Scientific Knowledge”. VM. pp. 1-13.</text:p>
        </text:list-item>
        <text:list-item>
          <text:p text:style-name="P6">Foot, Kirsten. 2006. “Web Sphere Analysis and Cybercultural Studies”. CCS. pp. 88-96.</text:p>
        </text:list-item>
        <text:list-item>
          <text:p text:style-name="P6">Tedre, Matti, and Ron Eglash. 2008. “Ethnocomputing”. Software Studies / A Lexicon. MA: MIT Press. pp. 92-100. [หอสมุดป๋วย รังสิต]</text:p>
        </text:list-item>
        <text:list-item>
          <text:p text:style-name="P6">Roy, Stephannie C., Guy Faulkner., and Sara-Jane Finlay. 2007. “Hard or Soft Searching?: Electronic Database Versus Hand Searching in Media Research”. Forum: Qualitative Social Research, 8 (3): Art. 20. http://www.qualitative-research.net/index.php/fqs/article/viewArticle/289</text:p>
        </text:list-item>
        <text:list-item>
          <text:p text:style-name="P6">Dodge, Martin. 2005. “The Role of Maps in Virtual Research Methods”. VM. pp. 113-127.</text:p>
        </text:list-item>
      </text:list>
      <text:h text:style-name="Heading_20_3" text:outline-level="3">6. Identities, Communities</text:h>
      <text:list xml:id="list9170737107883058663" text:style-name="L6">
        <text:list-item>
          <text:p text:style-name="P1">Wilson, Samuel M., and Leighton C. Peterson. 2002. “The Anthropology of Online Communities”. Annual Review of Anthropology. Vol. 31: 449-467.</text:p>
        </text:list-item>
        <text:list-item>
          <text:p text:style-name="P1">Poster, Mark. 2001. “Nations, Identities, and Global Technologies”. WMI. pp. 101-128.</text:p>
        </text:list-item>
        <text:list-item>
          <text:p text:style-name="P1">Poster, Mark. 2001. <text:s/>“Virtual Ethnicity”. WMI. pp. 148-170.</text:p>
        </text:list-item>
        <text:list-item>
          <text:p text:style-name="P1">Palfrey, John., and Urs Gasser. 2008. “Identities”. Born Digital: Understanding the First Generation of Digital Natives. New York: Basic Books. pp. 17-38.</text:p>
        </text:list-item>
        <text:list-item>
          <text:p text:style-name="P1"><text:soft-page-break/>Figueroa Sarriera, Heidi J. 2006. “Connecting the Selves: Computer-Mediated Identification Processes”. CCS. pp.97-106.</text:p>
        </text:list-item>
      </text:list>
      <text:list xml:id="list31326457090639178" text:style-name="L7">
        <text:list-item>
          <text:p text:style-name="P7">Anthony Fung. 2006. “Bridging Cyberlife and Real Life: A Study of Online Communities in Hong Kong”. CCS. pp. 129-139.</text:p>
        </text:list-item>
        <text:list-item>
          <text:p text:style-name="P7">Nakamura, Lisa. 2002. Cybertypes: Race, Ethnicity, and Identity on the Internet. Routledge. [วารสาร]</text:p>
        </text:list-item>
      </text:list>
      <text:h text:style-name="Heading_20_3" text:outline-level="3">7. <text:s/>Bodies, Subject</text:h>
      <text:list xml:id="list7126060518768336074" text:style-name="L8">
        <text:list-item>
          <text:p text:style-name="P8">Zuboff, Shoshana. 1988. “Managing the Informated Organization”. ISR. pp. 313-326.</text:p>
        </text:list-item>
        <text:list-item>
          <text:p text:style-name="P8">Poster, Mark. 2001. “The Being of Technologies”. WMI. pp. 21-38.</text:p>
        </text:list-item>
        <text:list-item>
          <text:p text:style-name="P8">Poster, Mark. 2001. “The Digital Subject and Cultural Theory”. WMI. pp. 60-77.</text:p>
        </text:list-item>
        <text:list-item>
          <text:p text:style-name="P8">Fay, Michaela. 2007. “Mobile Subjects, Mobile Methods: Doing Virtual Ethnography in a Feminist Online Network.”. Forum: Qualitative Social Research, 8 (3): Art. 14. http://www.qualitative-research.net/index.php/fqs/article/viewArticle/278</text:p>
        </text:list-item>
        <text:list-item>
          <text:p text:style-name="P8">White, Michele. 2006. The Body and the Screen: Theories of Internet Spectatorship. MA: MIT Press. [หอสมุดป๋วย รังสิต]</text:p>
        </text:list-item>
      </text:list>
      <text:h text:style-name="Heading_20_3" text:outline-level="3">8. Space, Place</text:h>
      <text:list xml:id="list5172334681436210901" text:style-name="L9">
        <text:list-item>
          <text:p text:style-name="P9">Varnelis, Kazys., and Anne Friedberg. 2008. “Place: The Networking of Public Space”. Networked Publics. MA: MIT Press. pp. 15-42. [หอสมุดป๋วย รังสิต]</text:p>
        </text:list-item>
        <text:list-item>
          <text:p text:style-name="P9">Dieberger, A., and <text:s/>A. U. Frank. 1998. “A city metaphor to support navigation in complex information spaces”. Journal of Visual Languages and Computing, 9(6):597-622.</text:p>
        </text:list-item>
        <text:list-item>
          <text:p text:style-name="P9">Guimaraes Jr, Mario J. L. 2005. “Doing Anthropology in Cyberspace: Fieldwork Boundaries and Social Environments”. VM. pp. 141-156.</text:p>
        </text:list-item>
        <text:list-item>
          <text:p text:style-name="P9">Mitchell, William J. 2004. Me++: The Cyborg Self and the Networked City. MA: MIT Press. [หอสมุดป๋วย รังสิต]</text:p>
        </text:list-item>
        <text:list-item>
          <text:p text:style-name="P9">Mitchell, William J. 1996. City of Bits: Space, Place, and the Infobahn. MA: MIT Press. [หอสมุดป๋วย รังสิต]</text:p>
        </text:list-item>
      </text:list>
      <text:h text:style-name="Heading_20_3" text:outline-level="3">9. Public Sphere, New Media</text:h>
      <text:list xml:id="list6080845063155735522" text:style-name="L10">
        <text:list-item>
          <text:p text:style-name="P10">Habermas, Jurgen. 1974. “The Public Sphere”. ISR. pp. 350-356.</text:p>
        </text:list-item>
        <text:list-item>
          <text:p text:style-name="P10">Granham, Nicholas. 1990. “The Media and the Public Sphere”. ISR. pp. 357-365.</text:p>
        </text:list-item>
        <text:list-item>
          <text:p text:style-name="P10">Keane, John. 1995. “Structural Transformations of the Public Sphere”. ISR. pp. 366-378.</text:p>
        </text:list-item>
        <text:list-item>
          <text:p text:style-name="P10">Papacharissi, Zizi. 2002. “The Virtual Sphere: The Internet as a Public Sphere”. ISR. pp. 379-392.</text:p>
        </text:list-item>
      </text:list>
      <text:h text:style-name="Heading_20_3" text:outline-level="3">10. การเมือง, Power</text:h>
      <text:list xml:id="list2633111956229476436" text:style-name="L11">
        <text:list-item>
          <text:p text:style-name="P11">Philips, David J.. 2006. “Cyberstudies and the Politics of Visibility”. CCS. pp. 216-227. </text:p>
        </text:list-item>
        <text:list-item>
          <text:p text:style-name="P11">Zhou, Yongming. 2006. Historicizing online politics: telegraphy, the Internet, and political participation in China. CA: Stanford University Press. [หอสมุดปรีดี]</text:p>
        </text:list-item>
        <text:list-item>
          <text:p text:style-name="P11"><text:soft-page-break/>O’Neil, Mathieu. 2009. Cyberchiefs: Autonomy and Authority in Online Tribes. London: Pluto Press.</text:p>
        </text:list-item>
      </text:list>
      <text:h text:style-name="Heading_20_3" text:outline-level="3">11. Surveillance, Privacy, Anonymity</text:h>
      <text:list xml:id="list534600746429454666" text:style-name="L12">
        <text:list-item>
          <text:p text:style-name="P12">Blom, Raimo. 2004. “Surveillance: Introduction”. ISR. pp. </text:p>
        </text:list-item>
        <text:list-item>
          <text:p text:style-name="P12">Lyon, David. 2001. “New Directions in Theory”. ISR. pp. 327-344.</text:p>
        </text:list-item>
        <text:list-item>
          <text:p text:style-name="P12">Dreyfus, Hubert L. 2009. “Nihilism on the Information Superhighway: Anonymity vs. Commitment in the Present Age”. On the Internet, 2nd edition. Oxford: Routledge. pp. 72-88. [หอสมุดปรีดี+ป๋วย มี 1<text:span text:style-name="T1">st</text:span> ed]</text:p>
        </text:list-item>
        <text:list-item>
          <text:p text:style-name="P12">Solove, Daniel J. 2007. The Future of Reputation: Gossip, Rumor, and Privacy on the Internet. Yale University Press. [หอสมุดป๋วย รังสิต]</text:p>
        </text:list-item>
        <text:list-item>
          <text:p text:style-name="P12">Brignall, Thomas. (2004). The Panopticon Revisited: Internet Surveillance after September 11, 2001. Paper presented at the annual meeting of the American Sociological Association, Hilton San Francisco &amp; Renaissance Parc 55 Hotel, San Francisco, CA, Aug 14, 2004. http://www.allacademic.com/meta/p108620_index.html</text:p>
        </text:list-item>
      </text:list>
      <text:h text:style-name="Heading_20_3" text:outline-level="3">12. Authorship, Hypertextuality, Read/Write Culture</text:h>
      <text:list xml:id="list246080592600414152" text:style-name="L13">
        <text:list-item>
          <text:p text:style-name="P13">Poster, Mark. 2001. “Authors Analogue and Digital”. WMI. pp. 78-100.</text:p>
        </text:list-item>
        <text:list-item>
          <text:p text:style-name="P13">Lessig, Lawrence. 2008. Remix: Making Art and Commerce Thrive in the Hybrid Economy. New York: Penguin Press. [หอสมุดป๋วย รังสิต]</text:p>
        </text:list-item>
        <text:list-item>
          <text:p text:style-name="P13">Mason, Matt. 2008. “We Invented the Remix: Cut-'n'-Paste Culture Creates Some New Common Ground”. The Pirate's Dilemma: How Youth Culture Is Reinventing Capitalism. New York: Free Press. pp. 68-102. [ห้องสมุดบัญชี+ป๋วย]</text:p>
        </text:list-item>
        <text:list-item>
          <text:p text:style-name="P13">Landow, George P. 2005. Hypertext 3.0: Critical Theory And New Media in a Global Era. Johns Hopkins University Press. [หอสมุดปรีดี]</text:p>
        </text:list-item>
      </text:list>
      <text:h text:style-name="Heading_20_3" text:outline-level="3">13. เศรษฐกิจ, การบริโภค</text:h>
      <text:list xml:id="list2414703667417110590" text:style-name="L14">
        <text:list-item>
          <text:p text:style-name="P14">Poster, Mark. 2001. “Capitalism's Linguistic Turn”. WMI. pp. 39-59.</text:p>
        </text:list-item>
        <text:list-item>
          <text:p text:style-name="P14">Stehr, Nico. 1994. “The Economic Structure of Knowledge Socities”. ISR. pp. 212-236.</text:p>
        </text:list-item>
        <text:list-item>
          <text:p text:style-name="P14">Castells, Manuel. 2001. “The Information City, the New Economy, and the Network Society”. ISR. pp. 150-164.</text:p>
        </text:list-item>
        <text:list-item>
          <text:p text:style-name="P14">Urry, John. 2000. “Mobile Sociology”. ISR. pp. 190-203.</text:p>
        </text:list-item>
        <text:list-item>
          <text:p text:style-name="P14">Forte, Maximilian C. 2005. “Centering the Links: Understanding Cybernetic Patterns of Co-production, Circulation and Consumption”. VM. pp. 93-106.</text:p>
        </text:list-item>
        <text:list-item>
          <text:p text:style-name="P14">Kelty, Christopher M. 2008. Two Bits: The Cultural Significance of Free Software. Duke University Press. http://twobits.net/read/ [หอสมุดป๋วย รังสิต]</text:p>
        </text:list-item>
        <text:list-item>
          <text:p text:style-name="P14">Gillespie, Tarleton. 2007. “Disciplining Markets in the Digital Age”. Structures of Participation in Digital Culture, ed. Joe Karaganis. New York: Social Science Research Council. pp. 222-245. http://www.ssrc.org/publications/view/6A130B0A-234A-DE11-AFAC-001CC477EC70/ [ห้องสมุดรัฐศาสตร์+ป๋วย]</text:p>
        </text:list-item>
      </text:list>
      <text:h text:style-name="Heading_20_3" text:outline-level="3"><text:soft-page-break/>14. Language</text:h>
      <text:list xml:id="list1667854073006921175" text:style-name="L15">
        <text:list-item>
          <text:p text:style-name="P15">Shillingsburg, Peter L. 2006. “Script act theory”. From Gutenberg to Google: Electronic Representation of Literary Texts. Cambridge: Cambridge University Press. pp. 40-79. [หอสมุดป๋วย รังสิต]</text:p>
        </text:list-item>
        <text:list-item>
          <text:p text:style-name="P15">Shillingsburg, Peter L. 2006. “An electronic infrastructure for representing script acts”. From Gutenberg to Google: Electronic Representation of Literary Texts. Cambridge: Cambridge University Press. pp. 80-125.</text:p>
        </text:list-item>
        <text:list-item>
          <text:p text:style-name="P15">David Crystal (2006). Language and the Internet, 2nd Ed. (มีเรื่อง lang normalization ด้วย) [หอสมุดปรีดี]</text:p>
          <text:list>
            <text:list-item>
              <text:p text:style-name="P15">Chapter 2: The medium of Netspeak. pp. 26-65.</text:p>
            </text:list-item>
            <text:list-item>
              <text:p text:style-name="P15">Chapter 7: The language of the Web. pp. 203-237.</text:p>
            </text:list-item>
            <text:list-item>
              <text:p text:style-name="P15">Chapter 8: New varieties. pp. 238-256. (blog - blurred private/public presence)</text:p>
            </text:list-item>
          </text:list>
        </text:list-item>
        <text:list-item>
          <text:p text:style-name="P15">Anderson, Jon. 1995. “'Cyberites', Knowledge Workers and New Creoles on the Superhighway”. Anthropology Today, Vol 11, No 4 (August): 13-15.</text:p>
        </text:list-item>
      </text:list>
      <text:h text:style-name="Heading_20_3" text:outline-level="3">15. <text:s/>New Literacies, Games, Interaction</text:h>
      <text:list xml:id="list3399025096627993876" text:style-name="L16">
        <text:list-item>
          <text:p text:style-name="P16">Lankshear, Colin., and Michele Knobel (ed). 2008. Digital literacies : concepts, policies and practices. New York: Peter Lang. [หอสมุดป๋วย รังสิต]</text:p>
        </text:list-item>
      </text:list>
      <text:h text:style-name="Heading_20_3" text:outline-level="3">16. Cybersubculture</text:h>
      <text:list xml:id="list6798619079986035516" text:style-name="L17">
        <text:list-item>
          <text:p text:style-name="P17">David Bell (2001). “Cybersubcultures”. An Introduction to Cybercultures, pp. 163-185. [ห้องสมุดวารสาร]</text:p>
        </text:list-item>
      </text:list>
      <text:p text:style-name="Standard"/>
      <text:list xml:id="list223512395181764" text:continue-numbering="true" text:style-name="L17">
        <text:list-header>
          <text:p text:style-name="P17"/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CCS </text:p>
          </table:table-cell>
          <table:table-cell table:style-name="Table1.A1" office:value-type="string">
            <text:p text:style-name="Text_20_body">Silver, David., and Adrienne Massanari (ed). 2006. Critical Cyberculture Studeis. New York: New York University Press. [ห้องสมุดวารสาร]</text:p>
          </table:table-cell>
        </table:table-row>
        <table:table-row>
          <table:table-cell table:style-name="Table1.A1" office:value-type="string">
            <text:p text:style-name="Text_20_body">ISR</text:p>
          </table:table-cell>
          <table:table-cell table:style-name="Table1.A1" office:value-type="string">
            <text:p text:style-name="Text_20_body">Webster, Frank (ed). 2004. The Information Society Reader. London: Routledge. [ห้องสมุดวารสาร]</text:p>
          </table:table-cell>
        </table:table-row>
        <table:table-row>
          <table:table-cell table:style-name="Table1.A1" office:value-type="string">
            <text:p text:style-name="Text_20_body">WMI</text:p>
          </table:table-cell>
          <table:table-cell table:style-name="Table1.A1" office:value-type="string">
            <text:p text:style-name="Text_20_body">Poster, Mark. 2001. What's the Matter with the Internet? Minneapolis: University of Minnesota Press. [ห้องสมุดวารสาร]</text:p>
          </table:table-cell>
        </table:table-row>
        <table:table-row>
          <table:table-cell table:style-name="Table1.A1" office:value-type="string">
            <text:p text:style-name="Text_20_body">VM</text:p>
          </table:table-cell>
          <table:table-cell table:style-name="Table1.A1" office:value-type="string">
            <text:p text:style-name="Text_20_body">Hine, Christine (ed). 2005. Virtual Methods: Issues in Social Research on the Internet. Oxford: Berg. [ห้องสมุดวารสาร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honburi" svg:font-family="Thonburi"/>
    <style:font-face style:name="TH SarabunPSK" svg:font-family="'TH SarabunPSK'" style:font-adornments="Regular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honburi" style:font-size-complex="11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honburi" style:font-size-complex="11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H SarabunPSK" fo:font-family="'TH SarabunPSK'" style:font-style-name="Regular" style:font-pitch="variable" fo:font-size="14pt" style:font-size-asian="14pt" style:font-name-complex="TH SarabunPSK" style:font-family-complex="'TH SarabunPSK'" style:font-style-name-complex="Regular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H SarabunPSK" fo:font-family="'TH SarabunPSK'" style:font-style-name="Regular" style:font-pitch="variable" fo:font-size="16pt" style:font-name-asian="Arial Unicode MS" style:font-family-asian="'Arial Unicode MS'" style:font-family-generic-asian="system" style:font-pitch-asian="variable" style:font-size-asian="16pt" style:font-name-complex="TH SarabunPSK" style:font-family-complex="'TH SarabunPSK'" style:font-style-name-complex="Regular" style:font-pitch-complex="variable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TH SarabunPSK" fo:font-family="'TH SarabunPSK'" style:font-style-name="Regular" style:font-pitch="variable" fo:font-size="14pt" style:font-size-asian="14pt" style:font-name-complex="TH SarabunPSK" style:font-family-complex="'TH SarabunPSK'" style:font-style-name-complex="Regular" style:font-pitch-complex="variable" style:font-size-complex="14pt"/>
    </style:style>
    <style:style style:name="List" style:family="paragraph" style:parent-style-name="Text_20_body" style:class="list">
      <style:text-properties style:font-name-complex="Thonburi" style:font-family-complex="Thonbur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onburi" style:font-family-complex="Thonburi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honburi" style:font-family-complex="Thonburi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>
        <style:background-image/>
      </style:paragraph-properties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it Suriyawongkul</meta:initial-creator>
    <meta:creation-date>2009-05-29T16:52:10</meta:creation-date>
    <meta:editing-cycles>34</meta:editing-cycles>
    <meta:editing-duration>PT1H16M6S</meta:editing-duration>
    <dc:title>ม. ... ชาติพันธุ์นิพนธ์อินเทอร์เน็ต (ภาค 2/2552) [course outline]</dc:title>
    <dc:date>2014-06-01T22:35:10.907507000</dc:date>
    <dc:creator>Arthit Suriyawongkul</dc:creator>
    <meta:generator>LibreOffice/4.2.4.2$MacOSX_X86_64 LibreOffice_project/63150712c6d317d27ce2db16eb94c2f3d7b699f8</meta:generator>
    <dc:subject>course outline</dc:subject>
    <dc:description>last updated: 2009.10.10</dc:description>
    <meta:keyword>ethnography</meta:keyword>
    <meta:keyword>anthropology</meta:keyword>
    <meta:keyword>online culture</meta:keyword>
    <meta:keyword>cyberculture</meta:keyword>
    <meta:keyword>Internet</meta:keyword>
    <meta:keyword>cultural studies</meta:keyword>
    <meta:keyword>media studies</meta:keyword>
    <meta:keyword>course outline</meta:keyword>
    <meta:keyword>syllabus</meta:keyword>
    <meta:document-statistic meta:table-count="1" meta:image-count="0" meta:object-count="0" meta:page-count="5" meta:paragraph-count="109" meta:word-count="1725" meta:character-count="10712" meta:non-whitespace-character-count="9397"/>
    <meta:user-defined meta:name="Info 1"/>
    <meta:user-defined meta:name="Info 2"/>
    <meta:user-defined meta:name="Info 3"/>
    <meta:user-defined meta:name="Info 4"/>
  </office:meta>
</office:document-meta>
</file>